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095ca" officeooo:paragraph-rsid="000095ca"/>
    </style:style>
    <style:style style:name="P2" style:family="paragraph" style:parent-style-name="Standard">
      <style:text-properties officeooo:rsid="000095ca" officeooo:paragraph-rsid="0002656e"/>
    </style:style>
    <style:style style:name="P3" style:family="paragraph" style:parent-style-name="Standard">
      <style:text-properties officeooo:rsid="0002656e" officeooo:paragraph-rsid="0002656e"/>
    </style:style>
    <style:style style:name="P4" style:family="paragraph" style:parent-style-name="Header">
      <style:text-properties officeooo:rsid="0002656e" officeooo:paragraph-rsid="0002656e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02656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3.1</text:p>
      <text:p text:style-name="P1">1.<text:span text:style-name="T1"> System.out.print('Welcome!”);</text:span></text:p>
      <text:p text:style-name="P1">2. <text:span text:style-name="T1">System.out.println(“Hey!”);</text:span></text:p>
      <text:p text:style-name="P1"/>
      <text:p text:style-name="P1"><text:span text:style-name="T1">1.3.2</text:span></text:p>
      <text:p text:style-name="P2"><text:span text:style-name="T1">1. </text:span><text:span text:style-name="T2">System.out.print("Hello");</text:span></text:p>
      <text:p text:style-name="P3"><text:span text:style-name="T1">2. System.out.println("Hello");</text:span></text:p>
      <text:p text:style-name="P3"/>
      <text:p text:style-name="P3"><text:span text:style-name="T1">1.3.5</text:span></text:p>
      <text:p text:style-name="P3"><text:span text:style-name="T1">1. You're 22 years</text:span></text:p>
      <text:p text:style-name="P3"><text:span text:style-name="T1">2. 22years is goo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roid Sans Armenian" svg:font-family="'Droid Sans Armenian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2656e" officeooo:paragraph-rsid="0002656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Christopher Gomez-Selio</text:p>
        <text:p text:style-name="MP1">CSE20 </text:p>
        <text:p text:style-name="MP1">September 1, 201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7:29:17.438241503</meta:creation-date>
    <dc:date>2016-09-01T18:10:08.655121048</dc:date>
    <meta:editing-duration>PT25M40S</meta:editing-duration>
    <meta:editing-cycles>1</meta:editing-cycles>
    <meta:document-statistic meta:table-count="0" meta:image-count="0" meta:object-count="0" meta:page-count="1" meta:paragraph-count="12" meta:word-count="25" meta:character-count="219" meta:non-whitespace-character-count="205"/>
    <meta:generator>LibreOffice/4.2.8.2$Linux_X86_64 LibreOffice_project/420m0$Build-2</meta:generator>
  </office:meta>
</office:document-meta>
</file>